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9pt" officeooo:rsid="000e1ae4" officeooo:paragraph-rsid="000e1ae4" style:font-size-asian="9pt" style:font-size-complex="9pt"/>
    </style:style>
    <style:style style:name="P2" style:family="paragraph" style:parent-style-name="Standard">
      <style:text-properties fo:font-size="9pt" fo:font-weight="bold" officeooo:rsid="000e1ae4" officeooo:paragraph-rsid="000e1ae4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18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-</text:p>
      <text:p text:style-name="P1"><text:tab/>Author: <text:span text:style-name="T1">Brandon Lundberg</text:span></text:p>
      <text:p text:style-name="P1"><text:tab/>File Name: simproject3.hs</text:p>
      <text:p text:style-name="P1"><text:tab/>Purpose: Memory Hierarchy Simulation</text:p>
      <text:p text:style-name="P1"><text:tab/>Date: 9 Dec 2014</text:p>
      <text:p text:style-name="P1">-}</text:p>
      <text:p text:style-name="P1"/>
      <text:p text:style-name="P1">{-----------------------------------------------------------------------------------</text:p>
      <text:p text:style-name="P1"><text:s/>File description</text:p>
      <text:p text:style-name="P1"><text:s/><text:tab/>1. <text:tab/>Program description and methods used- The purpose of the program is to simulate</text:p>
      <text:p text:style-name="P1"><text:tab/><text:tab/>the memory hierarchy. This program contains functions that simulate the hardware structures</text:p>
      <text:p text:style-name="P1"><text:tab/><text:tab/>of the register set, cache memory, and main memory. In order to simulate this, an instruction</text:p>
      <text:p text:style-name="P1"><text:tab/><text:tab/>set will be read from a file. The end result of the simulation will be to display the contents</text:p>
      <text:p text:style-name="P1"><text:tab/><text:tab/>of the 3 data structure listed above</text:p>
      <text:p text:style-name="P1"/>
      <text:p text:style-name="P1"><text:tab/>2. <text:tab/>Compile/Run program and I/O description- In order to run this program, the user will need to use</text:p>
      <text:p text:style-name="P1"><text:tab/><text:tab/><text:span text:style-name="T1">Haskell's</text:span> GHCI interpreter. The following steps will need to be taken in the terminal.</text:p>
      <text:p text:style-name="P1"><text:tab/><text:tab/>-<text:tab/>navigate to the file directory where the simproject3.hs file is located.</text:p>
      <text:p text:style-name="P1"><text:tab/><text:tab/>- <text:tab/>enter ghci into the terminal, press enter (this will open the ghci interpreter)</text:p>
      <text:p text:style-name="P1"><text:tab/><text:tab/>- <text:tab/>now that you are in GHCI, enter the following command</text:p>
      <text:p text:style-name="P1"><text:tab/><text:tab/><text:tab/><text:tab/>- Prelude&gt; <text:span text:style-name="T1">:l simproject3</text:span></text:p>
      <text:p text:style-name="P1"><text:tab/><text:tab/>- <text:tab/>the simproject3.hs file is now loaded and compiled</text:p>
      <text:p text:style-name="P1"><text:tab/><text:tab/>- <text:tab/>in order to perform the simulation, the file with the instruction set will have</text:p>
      <text:p text:style-name="P1"><text:tab/><text:tab/> <text:s/><text:tab/>to be loaded from a data file. The data file contains 32 bit integers (separared by spaces)</text:p>
      <text:p text:style-name="P1"><text:tab/><text:tab/> <text:s/><text:tab/>that re<text:span text:style-name="T2">p</text:span>resent<text:span text:style-name="T2">s</text:span> individual instructions</text:p>
      <text:p text:style-name="P1"><text:tab/><text:tab/>-<text:tab/>loading the file is done using the following procedure:</text:p>
      <text:p text:style-name="P1"><text:tab/><text:tab/><text:tab/><text:tab/><text:span text:style-name="T1">instruction &lt;- readFile fileName</text:span></text:p>
      <text:p text:style-name="P2"><text:tab/><text:tab/><text:tab/><text:tab/>getInstructions instruction</text:p>
      <text:p text:style-name="P2"><text:tab/><text:tab/><text:tab/><text:tab/>followIInstructions it (registers, cache, mainmemory)</text:p>
      <text:p text:style-name="P1"><text:tab/><text:tab/>- <text:tab/>the output is in the form of 3 lists, which contain the contents of the data structures</text:p>
      <text:p text:style-name="P1"><text:tab/><text:tab/><text:tab/>described above where</text:p>
      <text:p text:style-name="P1"><text:tab/><text:tab/><text:tab/><text:tab/>- the register contents are printed first, in the form of 8 32 bit integers</text:p>
      <text:p text:style-name="P1"><text:tab/><text:tab/><text:tab/><text:tab/>- the cache is printing as 8 lists, which is broken down into 2 sets</text:p>
      <text:p text:style-name="P1"><text:tab/><text:tab/><text:tab/><text:tab/><text:tab/>- the first integer is a lru bit, where it contains a 1 if that block was the</text:p>
      <text:p text:style-name="P1"><text:tab/><text:tab/><text:tab/><text:tab/><text:tab/> <text:s/>most recently used</text:p>
      <text:p text:style-name="P1"><text:tab/><text:tab/><text:tab/><text:tab/><text:tab/>- the second integer contains the valid bit</text:p>
      <text:p text:style-name="P1"><text:tab/><text:tab/><text:tab/><text:tab/><text:tab/>- the third integer contains the tag</text:p>
      <text:p text:style-name="P1"><text:tab/><text:tab/><text:tab/><text:tab/><text:tab/>- the fourth set contains the data in that block of the set</text:p>
      <text:p text:style-name="P1"><text:tab/><text:tab/><text:tab/><text:tab/>- main memory is the final output, in the form of 128 32 bit integers</text:p>
      <text:p text:style-name="P1"><text:tab/><text:tab/>- <text:tab/>the running input/output is shown at the end of the file</text:p>
      <text:p text:style-name="P1">------------------------------------------------------------------------------------}</text:p>
      <text:p text:style-name="P1">---------------------------------- <text:span text:style-name="T1">Helper Functions</text:span> ----------------------------------------</text:p>
      <text:p text:style-name="P1">import Data.List ()</text:p>
      <text:p text:style-name="P1"/>
      <text:p text:style-name="P1">-- nthel (nth element)</text:p>
      <text:p text:style-name="P1">-- Takes the nth element from a list</text:p>
      <text:p text:style-name="P1">nthel :: Int -&gt; [[Int]] -&gt; [Int]</text:p>
      <text:p text:style-name="P1">nthel n xs = last (take n xs)</text:p>
      <text:p text:style-name="P1"/>
      <text:p text:style-name="P1">-- nthelCache</text:p>
      <text:p text:style-name="P1">-- same as the previous functions, but the data type is different, so a different output is needed</text:p>
      <text:p text:style-name="P1">nthelCache :: Int -&gt; [(Int, Int, Int, [Int], Int, Int, Int, [Int])] -&gt; (Int, Int, Int, [Int], Int, Int, Int, [Int])</text:p>
      <text:p text:style-name="P1">nthelCache n xs = last (take n xs)</text:p>
      <text:p text:style-name="P1"/>
      <text:p text:style-name="P1">-- the next 3 functions all replace a particular element in one of the structures</text:p>
      <text:p text:style-name="P1">-- they all use recursion with a counter to find the element to replace and fill it with the</text:p>
      <text:p text:style-name="P1">-- correct new element</text:p>
      <text:p text:style-name="P1">replaceNthElemRegister :: Int -&gt; [Int] -&gt; [[Int]] -&gt; [[Int]]</text:p>
      <text:p text:style-name="P1">replaceNthElemRegister 0 a (x:xs) = a:xs</text:p>
      <text:p text:style-name="P1">replaceNthElemRegister n a (x:xs) = x:replaceNthElemRegister (n-1) a xs</text:p>
      <text:p text:style-name="P1"/>
      <text:p text:style-name="P1">replaceNthElemMemory :: Int -&gt; [Int] -&gt; [[Int]] -&gt; [[Int]]</text:p>
      <text:p text:style-name="P1">replaceNthElemMemory 0 a (x:xs) = a:xs</text:p>
      <text:p text:style-name="P1">replaceNthElemMemory n a (x:xs) = x:replaceNthElemMemory (n-1) a xs</text:p>
      <text:p text:style-name="P1"/>
      <text:p text:style-name="P1"><text:soft-page-break/>replaceNthElemCache :: Int -&gt; (Int, Int, Int, [Int], Int, Int, Int, [Int]) -&gt; [(Int, Int, Int, [Int], Int, Int, Int, [Int])] -&gt; [(Int, Int, Int, [Int], Int, Int, Int, [Int])]</text:p>
      <text:p text:style-name="P1">replaceNthElemCache 0 a (x:xs) = a:xs</text:p>
      <text:p text:style-name="P1">replaceNthElemCache n a (x:xs) = x:replaceNthElemCache (n-1) a xs</text:p>
      <text:p text:style-name="P1"/>
      <text:p text:style-name="P1">-- the lenIntToBin function takes changes the binary number calculated in the intToBinPositive</text:p>
      <text:p text:style-name="P1">-- and makes it 32 bits long. Since we are only working with pos<text:span text:style-name="T2">iti</text:span>ve integers, zeros are added</text:p>
      <text:p text:style-name="P1">-- to the front until it has a length of 32</text:p>
      <text:p text:style-name="P1">lenIntToBin :: [Int] -&gt; [Int]</text:p>
      <text:p text:style-name="P1">lenIntToBin (x:xs) | length (x:xs) == 32 = (x:xs)</text:p>
      <text:p text:style-name="P1"><text:tab/><text:tab/><text:tab/> <text:s text:c="2"/><text:tab/> <text:s text:c="2"/>| otherwise = <text:s/>lenIntToBin (0:x:xs)</text:p>
      <text:p text:style-name="P1"/>
      <text:p text:style-name="P1">-- stringToInts</text:p>
      <text:p text:style-name="P1">-- changes a string to a list of integers</text:p>
      <text:p text:style-name="P1">stringToInts :: [Char] -&gt; [Int]</text:p>
      <text:p text:style-name="P1">stringToInts [] = []</text:p>
      <text:p text:style-name="P1">stringToInts (x:xs) = (read [x] :: Int):stringToInts xs</text:p>
      <text:p text:style-name="P1"/>
      <text:p text:style-name="P1">-- stringToIntsList</text:p>
      <text:p text:style-name="P1">-- changes a list of strings to a list of list of integers, using the stringToInts function</text:p>
      <text:p text:style-name="P1">stringToIntsList :: [[Char]] -&gt; [[Int]]</text:p>
      <text:p text:style-name="P1">stringToIntsList [] = []</text:p>
      <text:p text:style-name="P1">stringToIntsList (x:xs) = stringToInts x : stringToIntsList xs</text:p>
      <text:p text:style-name="P1"/>
      <text:p text:style-name="P1">-- a 32 bit long list of zeros. This is used in initializing the registers, cache and main memory</text:p>
      <text:p text:style-name="P1">initializeToZero :: [Int]</text:p>
      <text:p text:style-name="P1">initializeToZero = [0,0,0,0,0,0, 0,0,0,0,0, 0,0,0,0,0, 0,0,0,0,0,0,0,0,0,0,0,0,0,0,0,0]</text:p>
      <text:p text:style-name="P1"/>
      <text:p text:style-name="P1">-- intToBinPositive converts the number to a binary value, with the output being from</text:p>
      <text:p text:style-name="P1">-- least to most significant bit.</text:p>
      <text:p text:style-name="P1">-- it uses the algorith<text:span text:style-name="T2">m</text:span> described here: https://www.wisc-online.com/learn/formal-science/</text:p>
      <text:p text:style-name="P1">-- mathematics/tmh5506/an-algorithm-for-converting-a-decimal-number-to-a-binary-number</text:p>
      <text:p text:style-name="P1">intToBinPositive :: Int -&gt; [Int]</text:p>
      <text:p text:style-name="P1">intToBinPositive 0 = []</text:p>
      <text:p text:style-name="P1">intToBinPositive x = res : intToBinPositive (div x 2) where</text:p>
      <text:p text:style-name="P1"><text:tab/>res = if even x then 0 else 1</text:p>
      <text:p text:style-name="P1"/>
      <text:p text:style-name="P1">-- binToIntPositive</text:p>
      <text:p text:style-name="P1">-- takes a list of integers and converts it into the corresponding integer</text:p>
      <text:p text:style-name="P1">binToIntPositive :: Int -&gt; [Int] -&gt; Int</text:p>
      <text:p text:style-name="P1">binToIntPositive n [] = 0</text:p>
      <text:p text:style-name="P1">binToIntPositive n (x:xs) = ((2^n)*x) + binToIntPositive (n+1) xs <text:s/></text:p>
      <text:p text:style-name="P1"/>
      <text:p text:style-name="P1">-- the following 3 functions are used help create the registers, cache and main memory</text:p>
      <text:p text:style-name="P1">-- they create as many elements of that particular structure as desired by the user</text:p>
      <text:p text:style-name="P1">initializeRegisterZero :: Int -&gt; [[Int]]</text:p>
      <text:p text:style-name="P1">initializeRegisterZero 0 = []</text:p>
      <text:p text:style-name="P1">initializeRegisterZero size = initializeToZero:initializeRegisterZero (size-1)</text:p>
      <text:p text:style-name="P1"/>
      <text:p text:style-name="P1">initializeMemoryNonZero :: Int -&gt; Int -&gt; [[Int]]</text:p>
      <text:p text:style-name="P1">initializeMemoryNonZero 0 dataOffset = [lenIntToBin (reverse (intToBinPositive (dataOffset)))]</text:p>
      <text:p text:style-name="P1">initializeMemoryNonZero size dataOffset = lenIntToBin (reverse (intToBinPositive (size+dataOffset))) : initializeMemoryNonZero (size-1) dataOffset</text:p>
      <text:p text:style-name="P1"/>
      <text:p text:style-name="P1">initializeCacheZero :: Int -&gt; [(Int, Int, Int, [Int], Int, Int, Int, [Int])]</text:p>
      <text:p text:style-name="P1">initializeCacheZero 0 = []</text:p>
      <text:p text:style-name="P1">initializeCacheZero n = (0, 0, 0, initializeToZero, 0, 0, 0, initializeToZero):initializeCacheZero (n-1)</text:p>
      <text:p text:style-name="P1"/>
      <text:p text:style-name="P1">-- the following 3 are the actual constructions of our registers, cache and main memory. These are the</text:p>
      <text:p text:style-name="P1">-- structures that are passed into the driver functions, which is the followInstructions function below</text:p>
      <text:p text:style-name="P1">registers :: [[Int]]</text:p>
      <text:p text:style-name="P1">registers = initializeRegisterZero 8</text:p>
      <text:p text:style-name="P1"/>
      <text:p text:style-name="P1">cache :: [(Int, Int, Int, [Int], Int, Int, Int, [Int])]</text:p>
      <text:p text:style-name="P1">cache = initializeCacheZero 8</text:p>
      <text:p text:style-name="P1"><text:soft-page-break/></text:p>
      <text:p text:style-name="P1">mainmemory :: [[Int]]</text:p>
      <text:p text:style-name="P1">mainmemory = reverse (initializeMemoryNonZero 127 5)</text:p>
      <text:p text:style-name="P1"/>
      <text:p text:style-name="P1">-- checkOpCode</text:p>
      <text:p text:style-name="P1">-- takes in an instruction and looks at the op code for that construction</text:p>
      <text:p text:style-name="P1">-- if the op code calls store word, the boolean return is True</text:p>
      <text:p text:style-name="P1">-- otherwise, it is False</text:p>
      <text:p text:style-name="P1">-- this reuslt is used in determining what to do in the followInstructions function</text:p>
      <text:p text:style-name="P1">checkOpCode :: [Int] -&gt; Bool</text:p>
      <text:p text:style-name="P1">checkOpCode instruction = if (take 6 instruction == (reverse (intToBinPositive 43)))then True </text:p>
      <text:p text:style-name="P1"><text:tab/><text:tab/><text:tab/><text:tab/><text:tab/><text:tab/> <text:s/>else False</text:p>
      <text:p text:style-name="P1">-- getRegister</text:p>
      <text:p text:style-name="P1">-- retrieves the rt field and returns integer that corresponds with the correct #s register</text:p>
      <text:p text:style-name="P1">getRegister :: [Int] -&gt; Int</text:p>
      <text:p text:style-name="P1">getRegister instruction = ((binToIntPositive 0 (reverse (take 5 (drop 11 instruction)))) - 16) </text:p>
      <text:p text:style-name="P1"/>
      <text:p text:style-name="P1">-- computeWordAddress</text:p>
      <text:p text:style-name="P1">-- calculates the integer version of the word address by using the div function, which gets the</text:p>
      <text:p text:style-name="P1">-- quotient portion of a division</text:p>
      <text:p text:style-name="P1">computeWordAddress :: [Int] -&gt; Int</text:p>
      <text:p text:style-name="P1">computeWordAddress instruction = div (binToIntPositive <text:s/>0 $ take 16 (reverse instruction)) 4</text:p>
      <text:p text:style-name="P1"/>
      <text:p text:style-name="P1">-- determineIndex</text:p>
      <text:p text:style-name="P1">determineIndex :: Int -&gt; Int</text:p>
      <text:p text:style-name="P1">determineIndex wordAddress = mod wordAddress 8</text:p>
      <text:p text:style-name="P1"/>
      <text:p text:style-name="P1">-- determineTag</text:p>
      <text:p text:style-name="P1">determineTag :: Int -&gt; Int</text:p>
      <text:p text:style-name="P1">determineTag wordAddress = div wordAddress 8</text:p>
      <text:p text:style-name="P1"/>
      <text:p text:style-name="P1"/>
      <text:p text:style-name="P1">---------------------------------------------------------------------------------------------------------------------------------------------------------------------</text:p>
      <text:p text:style-name="P1">------------------------- <text:span text:style-name="T1">Read from file and computation </text:span>--------------------------------</text:p>
      <text:p text:style-name="P1">-- this holds the name of the file I am accessing that holds the instructions for the computation</text:p>
      <text:p text:style-name="P1">fileName :: [Char]</text:p>
      <text:p text:style-name="P1">fileName = <text:span text:style-name="T1">"p3input.txt"</text:span></text:p>
      <text:p text:style-name="P1"/>
      <text:p text:style-name="P1">-- getInstructions</text:p>
      <text:p text:style-name="P1">-- the file above is imported as one string, with all the instructions as well as new line characters</text:p>
      <text:p text:style-name="P1">-- this function takes that string and converts it to a list of list of integers, which can be used in computation</text:p>
      <text:p text:style-name="P1">getInstructions :: [Char] -&gt; [[Int]]</text:p>
      <text:p text:style-name="P1">getInstructions file = instructionSet where</text:p>
      <text:p text:style-name="P1"><text:tab/>instructionLines = lines file</text:p>
      <text:p text:style-name="P1"><text:tab/>instructionSet = stringToIntsList $ map (filter (/= ' ')) instructionLines</text:p>
      <text:p text:style-name="P1"/>
      <text:p text:style-name="P1">-- <text:span text:style-name="T1">followInstructions</text:span></text:p>
      <text:p text:style-name="P1">-- this is the function that drives all calculations based on the instruction being a load word or store word instruction</text:p>
      <text:p text:style-name="P1">-- the base case for the function just returns the current contents of the registers, cache and mainmemory</text:p>
      <text:p text:style-name="P1">-- Case 1: Store Word</text:p>
      <text:p text:style-name="P1">-- In this case, the cache and memory are updated, but the registers are not. </text:p>
      <text:p text:style-name="P1">-- The function begins by retrieving the correct register input and getting the content of that register</text:p>
      <text:p text:style-name="P1">-- Next, the word address in computed and the index and tag fields are pulled from that</text:p>
      <text:p text:style-name="P1">-- Using the index of the instruction, the correct cache set is found and updated depending on the lru of the set. This</text:p>
      <text:p text:style-name="P1">-- takes place is the updatedCache variable, which is the cache that will be passed into the next parameter</text:p>
      <text:p text:style-name="P1">-- Finally, the memory is updated into the updatedMemory variable, using the word address and the correct register content</text:p>
      <text:p text:style-name="P1">-- Case 2: Load Word</text:p>
      <text:p text:style-name="P1">-- In this case, the cache and registers can be updated, but main memory is not.</text:p>
      <text:p text:style-name="P1">-- The function be<text:span text:style-name="T2">gi</text:span>ns the same way as store word, collection the correct register index and content, as well as</text:p>
      <text:p text:style-name="P1">-- the word address, index, and tag of the instruction</text:p>
      <text:p text:style-name="P1">-- the correct cache set is then checked to determine if the correct data is present in the cache. If it is present (hit), the </text:p>
      <text:p text:style-name="P1">-- cache set remains the same, except the lru is updated for the set. Otherwise (miss), the cache is updated using the word</text:p>
      <text:p text:style-name="P1">-- address from main memory. </text:p>
      <text:p text:style-name="P1">-- Finally, the registers are updated from the cache, which now holds the correct data in that set</text:p>
      <text:p text:style-name="P1">-- Recursion:</text:p>
      <text:p text:style-name="P1"><text:soft-page-break/>-- This function uses recursion to run each instruction from the input file. Once there are no more instructions, the contents</text:p>
      <text:p text:style-name="P1">-- of the register, cache, and main memory are displayed.</text:p>
      <text:p text:style-name="P1">-- In each call to this function, the updated registers, cache and main memory are passed through, so each instruction accesses the correct data.</text:p>
      <text:p text:style-name="P1">followInstructions :: [[Int]] -&gt; ([[Int]], [(Int, Int, Int, [Int], Int, Int, Int, [Int])], [[Int]]) -&gt; ([[Int]], [(Int, Int, Int, [Int], Int, Int, Int, [Int])], [[Int]])</text:p>
      <text:p text:style-name="P1">followInstructions [] (registerSet, cacheSet, mainMemorySet) = (registerSet, cacheSet, mainMemorySet)</text:p>
      <text:p text:style-name="P1">followInstructions (x:xs) (registerSet, cacheSet, mainMemorySet) | checkOpCode x = followInstructions xs (registerSet, updatedCache, updatedMemory) where</text:p>
      <text:p text:style-name="P1"><text:tab/>retrievedRegister = getRegister x</text:p>
      <text:p text:style-name="P1"><text:tab/>registerContent = nthel (retrievedRegister + 1) registerSet</text:p>
      <text:p text:style-name="P1"><text:tab/>wordAddress = computeWordAddress x</text:p>
      <text:p text:style-name="P1"><text:tab/>index = determineIndex wordAddress</text:p>
      <text:p text:style-name="P1"><text:tab/>tag = determineTag wordAddress</text:p>
      <text:p text:style-name="P1"><text:tab/>(lru1, valid1, tag1, word1, lru2, valid2, tag2, word2) = nthelCache (index + 1) cacheSet</text:p>
      <text:p text:style-name="P1"><text:tab/>updatedCache = if lru1 == 1 then replaceNthElemCache index (0, valid1, tag1, word1, 1, 1, tag, registerContent) cacheSet</text:p>
      <text:p text:style-name="P1"><text:tab/><text:tab/><text:tab/><text:tab/> <text:s text:c="2"/>else replaceNthElemCache index (1, 1, tag, registerContent, 0, valid2, tag2, word2) cacheSet</text:p>
      <text:p text:style-name="P1"><text:tab/>updatedMemory = replaceNthElemMemory wordAddress registerContent mainMemorySet</text:p>
      <text:p text:style-name="P1">followInstructions (x:xs) (registerSet, cacheSet, mainMemorySet) | otherwise = followInstructions xs (updatedRegisters, updatedCache, mainMemorySet) where</text:p>
      <text:p text:style-name="P1"><text:tab/>retrievedRegister = getRegister x</text:p>
      <text:p text:style-name="P1"><text:tab/>wordAddress = computeWordAddress x</text:p>
      <text:p text:style-name="P1"><text:tab/>index = determineIndex wordAddress</text:p>
      <text:p text:style-name="P1"><text:tab/>tag = determineTag wordAddress</text:p>
      <text:p text:style-name="P1"><text:tab/>(lru1, valid1, tag1, word1, lru2, valid2, tag2, word2) = nthelCache (index + 1) cacheSet</text:p>
      <text:p text:style-name="P1"><text:tab/>newCacheSet@(newlru1, newvalid1, newtag1, newword1, newlru2, newvalid2, newtag2, newword2) = if (valid1 == 1 &amp;&amp; tag1 == tag) then (1, valid1, tag1, word1, 0, valid2, tag2, word2)</text:p>
      <text:p text:style-name="P1"><text:tab/><text:tab/><text:tab/><text:tab/><text:tab/><text:tab/> else if (valid2 == 1 &amp;&amp; tag2 == tag) then (0, valid1, tag1, word1, 1, valid2, tag2, word2)</text:p>
      <text:p text:style-name="P1"><text:tab/><text:tab/><text:tab/><text:tab/><text:tab/><text:tab/> else if (lru1 == 0) then (1, 1, tag, (nthel (wordAddress + 1) mainMemorySet), <text:s/>0, valid2, tag2, word2)</text:p>
      <text:p text:style-name="P1"><text:tab/><text:tab/><text:tab/><text:tab/><text:tab/><text:tab/> else (0, valid1, tag1, word1, <text:s/>1, 1, tag, (nthel (wordAddress + 1) mainMemorySet))</text:p>
      <text:p text:style-name="P1"><text:tab/><text:tab/><text:tab/><text:tab/><text:tab/><text:tab/> --else undefined</text:p>
      <text:p text:style-name="P1"><text:tab/>updatedCache = replaceNthElemCache index newCacheSet cacheSet</text:p>
      <text:p text:style-name="P1"><text:tab/>updatedRegisters = if (newlru1 == 1) then replaceNthElemRegister retrievedRegister newword1 registerSet</text:p>
      <text:p text:style-name="P1"><text:tab/><text:tab/><text:tab/><text:tab/><text:tab/> <text:s text:c="2"/>else replaceNthElemRegister retrievedRegister newword2 registerSet</text:p>
      <text:p text:style-name="P1"/>
      <text:p text:style-name="P1">-------------------------------------------------------------------------------------------------------------------------------------------------------</text:p>
      <text:p text:style-name="P1">---------------------- <text:span text:style-name="T1">Results</text:span> -----------------------------------</text:p>
      <text:p text:style-name="P1">{-</text:p>
      <text:p text:style-name="P1">*Main&gt; :l simproject3</text:p>
      <text:p text:style-name="P1">[1 of 1] Compiling Main <text:s text:c="12"/>( simproject3.hs, interpreted )</text:p>
      <text:p text:style-name="P1">Ok, modules loaded: Main.</text:p>
      <text:p text:style-name="P1">*Main&gt; <text:span text:style-name="T1">instruction &lt;- readFile fileName</text:span></text:p>
      <text:p text:style-name="P1">*Main&gt; <text:span text:style-name="T1">getInstructions instruction</text:span></text:p>
      <text:p text:style-name="P2">Instructions</text:p>
      <text:p text:style-name="P1">[[1,0,0,0,1,1,0,0,0,0,0,1,0,0,0,1,0,0,0,0,0,0,0,0,0,0,0,0,0,1,0,0],</text:p>
      <text:p text:style-name="P1">[1,0,0,0,1,1,0,0,0,0,0,1,0,0,1,0,0,0,0,0,0,0,0,0,0,0,0,1,0,0,0,0],</text:p>
      <text:p text:style-name="P1">[1,0,0,0,1,1,0,0,0,0,0,1,0,0,1,1,0,0,0,0,0,0,0,0,0,0,1,0,0,0,0,0],</text:p>
      <text:p text:style-name="P1">[1,0,0,0,1,1,0,0,0,0,0,1,0,1,0,0,0,0,0,0,0,0,0,0,0,0,0,1,0,1,0,0],</text:p>
      <text:p text:style-name="P1">[1,0,1,0,1,1,0,0,0,0,0,1,0,0,0,1,0,0,0,0,0,0,0,0,0,1,0,1,0,0,0,0],</text:p>
      <text:p text:style-name="P1">[1,0,1,0,1,1,0,0,0,0,0,1,0,0,1,0,0,0,0,0,0,0,0,0,0,1,0,0,0,1,0,0],</text:p>
      <text:p text:style-name="P1">[1,0,1,0,1,1,0,0,0,0,0,1,0,0,1,1,0,0,0,0,0,0,0,0,0,1,0,0,1,1,0,0],</text:p>
      <text:p text:style-name="P1">[1,0,1,0,1,1,0,0,0,0,0,1,0,1,0,0,0,0,0,0,0,0,0,0,1,1,1,0,0,0,0,0],</text:p>
      <text:p text:style-name="P1">[1,0,0,0,1,1,0,0,0,0,0,1,0,0,0,1,0,0,0,0,0,0,0,0,0,0,1,0,0,1,0,0],</text:p>
      <text:p text:style-name="P1">[1,0,0,0,1,1,0,0,0,0,0,1,0,0,1,0,0,0,0,0,0,0,0,0,0,0,1,0,1,1,0,0],</text:p>
      <text:p text:style-name="P1">[1,0,0,0,1,1,0,0,0,0,0,1,0,0,1,1,0,0,0,0,0,0,0,0,0,0,0,1,0,0,0,0],</text:p>
      <text:p text:style-name="P1">[1,0,0,0,1,1,0,0,0,0,0,1,0,1,0,0,0,0,0,0,0,0,0,0,1,0,1,0,1,1,0,0],</text:p>
      <text:p text:style-name="P1">[1,0,1,0,1,1,0,0,0,0,0,1,0,0,0,1,0,0,0,0,0,0,0,0,0,0,0,1,0,1,0,0],</text:p>
      <text:p text:style-name="P1">[1,0,1,0,1,1,0,0,0,0,0,1,0,0,1,0,0,0,0,0,0,0,0,0,0,0,0,1,1,0,0,0],</text:p>
      <text:p text:style-name="P1">[1,0,1,0,1,1,0,0,0,0,0,1,0,0,1,1,0,0,0,0,0,0,0,0,0,0,1,0,0,1,0,0],</text:p>
      <text:p text:style-name="P1">[1,0,1,0,1,1,0,0,0,0,0,1,0,1,0,0,0,0,0,0,0,0,0,0,0,1,0,0,0,1,0,0],</text:p>
      <text:p text:style-name="P1">[1,0,0,0,1,1,0,0,0,0,0,1,0,0,0,1,0,0,0,0,0,0,0,0,0,0,1,0,0,1,0,0],</text:p>
      <text:p text:style-name="P1">[1,0,0,0,1,1,0,0,0,0,0,1,0,0,1,0,0,0,0,0,0,0,0,0,0,0,1,0,1,1,0,0],</text:p>
      <text:p text:style-name="P1"><text:soft-page-break/>[1,0,0,0,1,1,0,0,0,0,0,1,0,0,1,1,0,0,0,0,0,0,0,0,0,0,0,1,0,0,0,0],</text:p>
      <text:p text:style-name="P1">[1,0,0,0,1,1,0,0,0,0,0,1,0,1,0,0,0,0,0,0,0,0,0,0,1,0,1,0,1,1,0,0],</text:p>
      <text:p text:style-name="P1">[1,0,1,0,1,1,0,0,0,0,0,1,0,0,0,1,0,0,0,0,0,0,0,0,0,1,1,0,0,0,0,0],</text:p>
      <text:p text:style-name="P1">[1,0,1,0,1,1,0,0,0,0,0,1,0,0,1,0,0,0,0,0,0,0,0,0,0,1,0,1,0,1,0,0],</text:p>
      <text:p text:style-name="P1">[1,0,1,0,1,1,0,0,0,0,0,1,0,0,1,1,0,0,0,0,0,0,0,0,0,1,0,1,1,1,0,0],</text:p>
      <text:p text:style-name="P1">[1,0,1,0,1,1,0,0,0,0,0,1,0,1,0,0,0,0,0,0,0,0,0,0,1,1,1,1,0,0,0,0]]</text:p>
      <text:p text:style-name="P1"/>
      <text:p text:style-name="P1">*Main&gt; <text:span text:style-name="T1">followInstructions it (registers, cache, mainmemory)</text:span></text:p>
      <text:p text:style-name="P2">Registers</text:p>
      <text:p text:style-name="P1">([[0,0,0,0,0,0,0,0,0,0,0,0,0,0,0,0,0,0,0,0,0,0,0,0,0,0,0,0,0,0,0,0],</text:p>
      <text:p text:style-name="P1">[0,0,0,0,0,0,0,0,0,0,0,0,0,0,0,0,0,0,0,0,0,0,0,0,0,0,0,0,1,0,0,1],</text:p>
      <text:p text:style-name="P1">[0,0,0,0,0,0,0,0,0,0,0,0,0,0,0,0,0,0,0,0,0,0,0,0,0,0,0,1,0,0,0,0],</text:p>
      <text:p text:style-name="P1">[0,0,0,0,0,0,0,0,0,0,0,0,0,0,0,0,0,0,0,0,0,0,0,0,0,0,0,0,1,0,0,1],</text:p>
      <text:p text:style-name="P1">[0,0,0,0,0,0,0,0,0,0,0,0,0,0,0,0,0,0,0,0,0,0,0,0,0,0,1,1,0,0,0,0],</text:p>
      <text:p text:style-name="P1">[0,0,0,0,0,0,0,0,0,0,0,0,0,0,0,0,0,0,0,0,0,0,0,0,0,0,0,0,0,0,0,0],</text:p>
      <text:p text:style-name="P1">[0,0,0,0,0,0,0,0,0,0,0,0,0,0,0,0,0,0,0,0,0,0,0,0,0,0,0,0,0,0,0,0],</text:p>
      <text:p text:style-name="P1">[0,0,0,0,0,0,0,0,0,0,0,0,0,0,0,0,0,0,0,0,0,0,0,0,0,0,0,0,0,0,0,0]],</text:p>
      <text:p text:style-name="P2">Cache (lru1, valid1, tag1, data1, lru2, valid2, tag2, data2)</text:p>
      <text:p text:style-name="P1">[(1,1,3,[0,0,0,0,0,0,0,0,0,0,0,0,0,0,0,0,0,0,0,0,0,0,0,0,0,0,0,0,1,0,0,1],0,1,7,[0,0,0,0,0,0,0,0,0,0,0,0,0,0,0,0,0,0,0,0,0,0,0,0,0,0,0,0,1,0,1,0]),</text:p>
      <text:p text:style-name="P1">(0,1,2,[0,0,0,0,0,0,0,0,0,0,0,0,0,0,0,0,0,0,0,0,0,0,0,0,0,0,1,1,0,0,0,0],1,1,1,[0,0,0,0,0,0,0,0,0,0,0,0,0,0,0,0,0,0,0,0,0,0,0,0,0,0,0,0,1,0,0,1]),</text:p>
      <text:p text:style-name="P1">(0,0,0,[0,0,0,0,0,0,0,0,0,0,0,0,0,0,0,0,0,0,0,0,0,0,0,0,0,0,0,0,0,0,0,0],0,0,0,[0,0,0,0,0,0,0,0,0,0,0,0,0,0,0,0,0,0,0,0,0,0,0,0,0,0,0,0,0,0,0,0]),</text:p>
      <text:p text:style-name="P1">(1,1,5,[0,0,0,0,0,0,0,0,0,0,0,0,0,0,0,0,0,0,0,0,0,0,0,0,0,0,1,1,0,0,0,0],0,1,1,[0,0,0,0,0,0,0,0,0,0,0,0,0,0,0,0,0,0,0,0,0,0,0,0,0,0,0,1,0,0,0,0]),</text:p>
      <text:p text:style-name="P1">(0,1,0,[0,0,0,0,0,0,0,0,0,0,0,0,0,0,0,0,0,0,0,0,0,0,0,0,0,0,0,0,1,0,0,1],1,1,7,[0,0,0,0,0,0,0,0,0,0,0,0,0,0,0,0,0,0,0,0,0,0,0,0,0,0,1,1,0,0,0,0]),</text:p>
      <text:p text:style-name="P1">(1,1,2,[0,0,0,0,0,0,0,0,0,0,0,0,0,0,0,0,0,0,0,0,0,0,0,0,0,0,0,1,0,0,0,0],0,1,0,[0,0,0,0,0,0,0,0,0,0,0,0,0,0,0,0,0,0,0,0,0,0,0,0,0,0,0,0,1,1,1,0]),</text:p>
      <text:p text:style-name="P1">(1,1,0,[0,0,0,0,0,0,0,0,0,0,0,0,0,0,0,0,0,0,0,0,0,0,0,0,0,0,0,1,0,0,0,0],0,0,0,[0,0,0,0,0,0,0,0,0,0,0,0,0,0,0,0,0,0,0,0,0,0,0,0,0,0,0,0,0,0,0,0]),</text:p>
      <text:p text:style-name="P1">(1,1,2,[0,0,0,0,0,0,0,0,0,0,0,0,0,0,0,0,0,0,0,0,0,0,0,0,0,0,0,0,1,0,0,1],0,0,0,[0,0,0,0,0,0,0,0,0,0,0,0,0,0,0,0,0,0,0,0,0,0,0,0,0,0,0,0,0,0,0,0])],</text:p>
      <text:p text:style-name="P2">Main Memory</text:p>
      <text:p text:style-name="P1">[[0,0,0,0,0,0,0,0,0,0,0,0,0,0,0,0,0,0,0,0,0,0,0,0,0,0,0,0,0,1,0,1],</text:p>
      <text:p text:style-name="P1">[0,0,0,0,0,0,0,0,0,0,0,0,0,0,0,0,0,0,0,0,0,0,0,0,0,0,0,0,0,1,1,0],</text:p>
      <text:p text:style-name="P1">[0,0,0,0,0,0,0,0,0,0,0,0,0,0,0,0,0,0,0,0,0,0,0,0,0,0,0,0,0,1,1,1],</text:p>
      <text:p text:style-name="P1">[0,0,0,0,0,0,0,0,0,0,0,0,0,0,0,0,0,0,0,0,0,0,0,0,0,0,0,0,1,0,0,0],</text:p>
      <text:p text:style-name="P1">[0,0,0,0,0,0,0,0,0,0,0,0,0,0,0,0,0,0,0,0,0,0,0,0,0,0,0,0,1,0,0,1],</text:p>
      <text:p text:style-name="P1">[0,0,0,0,0,0,0,0,0,0,0,0,0,0,0,0,0,0,0,0,0,0,0,0,0,0,0,0,1,1,1,0],</text:p>
      <text:p text:style-name="P1">[0,0,0,0,0,0,0,0,0,0,0,0,0,0,0,0,0,0,0,0,0,0,0,0,0,0,0,1,0,0,0,0],</text:p>
      <text:p text:style-name="P1">[0,0,0,0,0,0,0,0,0,0,0,0,0,0,0,0,0,0,0,0,0,0,0,0,0,0,0,0,1,1,0,0],</text:p>
      <text:p text:style-name="P1">[0,0,0,0,0,0,0,0,0,0,0,0,0,0,0,0,0,0,0,0,0,0,0,0,0,0,0,0,1,1,0,1],</text:p>
      <text:p text:style-name="P1">[0,0,0,0,0,0,0,0,0,0,0,0,0,0,0,0,0,0,0,0,0,0,0,0,0,0,0,0,1,0,0,1],</text:p>
      <text:p text:style-name="P1">[0,0,0,0,0,0,0,0,0,0,0,0,0,0,0,0,0,0,0,0,0,0,0,0,0,0,0,0,1,1,1,1],</text:p>
      <text:p text:style-name="P1">[0,0,0,0,0,0,0,0,0,0,0,0,0,0,0,0,0,0,0,0,0,0,0,0,0,0,0,1,0,0,0,0],</text:p>
      <text:p text:style-name="P1">[0,0,0,0,0,0,0,0,0,0,0,0,0,0,0,0,0,0,0,0,0,0,0,0,0,0,0,1,0,0,0,1],</text:p>
      <text:p text:style-name="P1">[0,0,0,0,0,0,0,0,0,0,0,0,0,0,0,0,0,0,0,0,0,0,0,0,0,0,0,1,0,0,1,0],</text:p>
      <text:p text:style-name="P1">[0,0,0,0,0,0,0,0,0,0,0,0,0,0,0,0,0,0,0,0,0,0,0,0,0,0,0,1,0,0,1,1],</text:p>
      <text:p text:style-name="P1">[0,0,0,0,0,0,0,0,0,0,0,0,0,0,0,0,0,0,0,0,0,0,0,0,0,0,0,1,0,1,0,0],</text:p>
      <text:p text:style-name="P1">[0,0,0,0,0,0,0,0,0,0,0,0,0,0,0,0,0,0,0,0,0,0,0,0,0,0,0,1,0,1,0,1],</text:p>
      <text:p text:style-name="P1">[0,0,0,0,0,0,0,0,0,0,0,0,0,0,0,0,0,0,0,0,0,0,0,0,0,0,1,1,0,0,0,0],</text:p>
      <text:p text:style-name="P1">[0,0,0,0,0,0,0,0,0,0,0,0,0,0,0,0,0,0,0,0,0,0,0,0,0,0,0,1,0,1,1,1],</text:p>
      <text:p text:style-name="P1">[0,0,0,0,0,0,0,0,0,0,0,0,0,0,0,0,0,0,0,0,0,0,0,0,0,0,0,0,1,1,0,1],</text:p>
      <text:p text:style-name="P1">[0,0,0,0,0,0,0,0,0,0,0,0,0,0,0,0,0,0,0,0,0,0,0,0,0,0,0,0,0,1,1,0],</text:p>
      <text:p text:style-name="P1">[0,0,0,0,0,0,0,0,0,0,0,0,0,0,0,0,0,0,0,0,0,0,0,0,0,0,0,1,0,0,0,0],</text:p>
      <text:p text:style-name="P1">[0,0,0,0,0,0,0,0,0,0,0,0,0,0,0,0,0,0,0,0,0,0,0,0,0,0,0,1,1,0,1,1],</text:p>
      <text:p text:style-name="P1">[0,0,0,0,0,0,0,0,0,0,0,0,0,0,0,0,0,0,0,0,0,0,0,0,0,0,0,0,1,0,0,1],</text:p>
      <text:p text:style-name="P1">[0,0,0,0,0,0,0,0,0,0,0,0,0,0,0,0,0,0,0,0,0,0,0,0,0,0,0,0,1,0,0,1],</text:p>
      <text:p text:style-name="P1">[0,0,0,0,0,0,0,0,0,0,0,0,0,0,0,0,0,0,0,0,0,0,0,0,0,0,0,1,1,1,1,0],</text:p>
      <text:p text:style-name="P1">[0,0,0,0,0,0,0,0,0,0,0,0,0,0,0,0,0,0,0,0,0,0,0,0,0,0,0,1,1,1,1,1],</text:p>
      <text:p text:style-name="P1">[0,0,0,0,0,0,0,0,0,0,0,0,0,0,0,0,0,0,0,0,0,0,0,0,0,0,1,0,0,0,0,0],</text:p>
      <text:p text:style-name="P1">[0,0,0,0,0,0,0,0,0,0,0,0,0,0,0,0,0,0,0,0,0,0,0,0,0,0,1,0,0,0,0,1],</text:p>
      <text:p text:style-name="P1">[0,0,0,0,0,0,0,0,0,0,0,0,0,0,0,0,0,0,0,0,0,0,0,0,0,0,1,0,0,0,1,0],</text:p>
      <text:p text:style-name="P1">[0,0,0,0,0,0,0,0,0,0,0,0,0,0,0,0,0,0,0,0,0,0,0,0,0,0,1,0,0,0,1,1],</text:p>
      <text:p text:style-name="P1">[0,0,0,0,0,0,0,0,0,0,0,0,0,0,0,0,0,0,0,0,0,0,0,0,0,0,1,0,0,1,0,0],</text:p>
      <text:p text:style-name="P1">[0,0,0,0,0,0,0,0,0,0,0,0,0,0,0,0,0,0,0,0,0,0,0,0,0,0,1,0,0,1,0,1],</text:p>
      <text:p text:style-name="P1">[0,0,0,0,0,0,0,0,0,0,0,0,0,0,0,0,0,0,0,0,0,0,0,0,0,0,1,0,0,1,1,0],</text:p>
      <text:p text:style-name="P1">[0,0,0,0,0,0,0,0,0,0,0,0,0,0,0,0,0,0,0,0,0,0,0,0,0,0,1,0,0,1,1,1],</text:p>
      <text:p text:style-name="P1">[0,0,0,0,0,0,0,0,0,0,0,0,0,0,0,0,0,0,0,0,0,0,0,0,0,0,1,0,1,0,0,0],</text:p>
      <text:p text:style-name="P1">[0,0,0,0,0,0,0,0,0,0,0,0,0,0,0,0,0,0,0,0,0,0,0,0,0,0,1,0,1,0,0,1],</text:p>
      <text:p text:style-name="P1">[0,0,0,0,0,0,0,0,0,0,0,0,0,0,0,0,0,0,0,0,0,0,0,0,0,0,1,0,1,0,1,0],</text:p>
      <text:p text:style-name="P1"><text:soft-page-break/>[0,0,0,0,0,0,0,0,0,0,0,0,0,0,0,0,0,0,0,0,0,0,0,0,0,0,1,0,1,0,1,1],</text:p>
      <text:p text:style-name="P1">[0,0,0,0,0,0,0,0,0,0,0,0,0,0,0,0,0,0,0,0,0,0,0,0,0,0,1,0,1,1,0,0],</text:p>
      <text:p text:style-name="P1">[0,0,0,0,0,0,0,0,0,0,0,0,0,0,0,0,0,0,0,0,0,0,0,0,0,0,1,0,1,1,0,1],</text:p>
      <text:p text:style-name="P1">[0,0,0,0,0,0,0,0,0,0,0,0,0,0,0,0,0,0,0,0,0,0,0,0,0,0,1,0,1,1,1,0],</text:p>
      <text:p text:style-name="P1">[0,0,0,0,0,0,0,0,0,0,0,0,0,0,0,0,0,0,0,0,0,0,0,0,0,0,1,0,1,1,1,1],</text:p>
      <text:p text:style-name="P1">[0,0,0,0,0,0,0,0,0,0,0,0,0,0,0,0,0,0,0,0,0,0,0,0,0,0,1,1,0,0,0,0],</text:p>
      <text:p text:style-name="P1">[0,0,0,0,0,0,0,0,0,0,0,0,0,0,0,0,0,0,0,0,0,0,0,0,0,0,1,1,0,0,0,1],</text:p>
      <text:p text:style-name="P1">[0,0,0,0,0,0,0,0,0,0,0,0,0,0,0,0,0,0,0,0,0,0,0,0,0,0,1,1,0,0,1,0],</text:p>
      <text:p text:style-name="P1">[0,0,0,0,0,0,0,0,0,0,0,0,0,0,0,0,0,0,0,0,0,0,0,0,0,0,1,1,0,0,1,1],</text:p>
      <text:p text:style-name="P1">[0,0,0,0,0,0,0,0,0,0,0,0,0,0,0,0,0,0,0,0,0,0,0,0,0,0,1,1,0,1,0,0],</text:p>
      <text:p text:style-name="P1">[0,0,0,0,0,0,0,0,0,0,0,0,0,0,0,0,0,0,0,0,0,0,0,0,0,0,1,1,0,1,0,1],</text:p>
      <text:p text:style-name="P1">[0,0,0,0,0,0,0,0,0,0,0,0,0,0,0,0,0,0,0,0,0,0,0,0,0,0,1,1,0,1,1,0],</text:p>
      <text:p text:style-name="P1">[0,0,0,0,0,0,0,0,0,0,0,0,0,0,0,0,0,0,0,0,0,0,0,0,0,0,1,1,0,1,1,1],</text:p>
      <text:p text:style-name="P1">[0,0,0,0,0,0,0,0,0,0,0,0,0,0,0,0,0,0,0,0,0,0,0,0,0,0,1,1,1,0,0,0],</text:p>
      <text:p text:style-name="P1">[0,0,0,0,0,0,0,0,0,0,0,0,0,0,0,0,0,0,0,0,0,0,0,0,0,0,1,1,1,0,0,1],</text:p>
      <text:p text:style-name="P1">[0,0,0,0,0,0,0,0,0,0,0,0,0,0,0,0,0,0,0,0,0,0,0,0,0,0,1,1,1,0,1,0],</text:p>
      <text:p text:style-name="P1">[0,0,0,0,0,0,0,0,0,0,0,0,0,0,0,0,0,0,0,0,0,0,0,0,0,0,1,1,1,0,1,1],</text:p>
      <text:p text:style-name="P1">[0,0,0,0,0,0,0,0,0,0,0,0,0,0,0,0,0,0,0,0,0,0,0,0,0,0,1,1,1,1,0,0],</text:p>
      <text:p text:style-name="P1">[0,0,0,0,0,0,0,0,0,0,0,0,0,0,0,0,0,0,0,0,0,0,0,0,0,0,0,0,1,0,1,0],</text:p>
      <text:p text:style-name="P1">[0,0,0,0,0,0,0,0,0,0,0,0,0,0,0,0,0,0,0,0,0,0,0,0,0,0,1,1,1,1,1,0],</text:p>
      <text:p text:style-name="P1">[0,0,0,0,0,0,0,0,0,0,0,0,0,0,0,0,0,0,0,0,0,0,0,0,0,0,1,1,1,1,1,1],</text:p>
      <text:p text:style-name="P1">[0,0,0,0,0,0,0,0,0,0,0,0,0,0,0,0,0,0,0,0,0,0,0,0,0,1,0,0,0,0,0,0],</text:p>
      <text:p text:style-name="P1">[0,0,0,0,0,0,0,0,0,0,0,0,0,0,0,0,0,0,0,0,0,0,0,0,0,0,1,1,0,0,0,0],</text:p>
      <text:p text:style-name="P1">[0,0,0,0,0,0,0,0,0,0,0,0,0,0,0,0,0,0,0,0,0,0,0,0,0,1,0,0,0,0,1,0],</text:p>
      <text:p text:style-name="P1">[0,0,0,0,0,0,0,0,0,0,0,0,0,0,0,0,0,0,0,0,0,0,0,0,0,1,0,0,0,0,1,1],</text:p>
      <text:p text:style-name="P1">[0,0,0,0,0,0,0,0,0,0,0,0,0,0,0,0,0,0,0,0,0,0,0,0,0,1,0,0,0,1,0,0],</text:p>
      <text:p text:style-name="P1">[0,0,0,0,0,0,0,0,0,0,0,0,0,0,0,0,0,0,0,0,0,0,0,0,0,1,0,0,0,1,0,1],</text:p>
      <text:p text:style-name="P1">[0,0,0,0,0,0,0,0,0,0,0,0,0,0,0,0,0,0,0,0,0,0,0,0,0,1,0,0,0,1,1,0],</text:p>
      <text:p text:style-name="P1">[0,0,0,0,0,0,0,0,0,0,0,0,0,0,0,0,0,0,0,0,0,0,0,0,0,1,0,0,0,1,1,1],</text:p>
      <text:p text:style-name="P1">[0,0,0,0,0,0,0,0,0,0,0,0,0,0,0,0,0,0,0,0,0,0,0,0,0,1,0,0,1,0,0,0],</text:p>
      <text:p text:style-name="P1">[0,0,0,0,0,0,0,0,0,0,0,0,0,0,0,0,0,0,0,0,0,0,0,0,0,1,0,0,1,0,0,1],</text:p>
      <text:p text:style-name="P1">[0,0,0,0,0,0,0,0,0,0,0,0,0,0,0,0,0,0,0,0,0,0,0,0,0,1,0,0,1,0,1,0],</text:p>
      <text:p text:style-name="P1">[0,0,0,0,0,0,0,0,0,0,0,0,0,0,0,0,0,0,0,0,0,0,0,0,0,1,0,0,1,0,1,1],</text:p>
      <text:p text:style-name="P1">[0,0,0,0,0,0,0,0,0,0,0,0,0,0,0,0,0,0,0,0,0,0,0,0,0,1,0,0,1,1,0,0],</text:p>
      <text:p text:style-name="P1">[0,0,0,0,0,0,0,0,0,0,0,0,0,0,0,0,0,0,0,0,0,0,0,0,0,1,0,0,1,1,0,1],</text:p>
      <text:p text:style-name="P1">[0,0,0,0,0,0,0,0,0,0,0,0,0,0,0,0,0,0,0,0,0,0,0,0,0,1,0,0,1,1,1,0],</text:p>
      <text:p text:style-name="P1">[0,0,0,0,0,0,0,0,0,0,0,0,0,0,0,0,0,0,0,0,0,0,0,0,0,1,0,0,1,1,1,1],</text:p>
      <text:p text:style-name="P1">[0,0,0,0,0,0,0,0,0,0,0,0,0,0,0,0,0,0,0,0,0,0,0,0,0,1,0,1,0,0,0,0],</text:p>
      <text:p text:style-name="P1">[0,0,0,0,0,0,0,0,0,0,0,0,0,0,0,0,0,0,0,0,0,0,0,0,0,1,0,1,0,0,0,1],</text:p>
      <text:p text:style-name="P1">[0,0,0,0,0,0,0,0,0,0,0,0,0,0,0,0,0,0,0,0,0,0,0,0,0,1,0,1,0,0,1,0],</text:p>
      <text:p text:style-name="P1">[0,0,0,0,0,0,0,0,0,0,0,0,0,0,0,0,0,0,0,0,0,0,0,0,0,1,0,1,0,0,1,1],</text:p>
      <text:p text:style-name="P1">[0,0,0,0,0,0,0,0,0,0,0,0,0,0,0,0,0,0,0,0,0,0,0,0,0,1,0,1,0,1,0,0],</text:p>
      <text:p text:style-name="P1">[0,0,0,0,0,0,0,0,0,0,0,0,0,0,0,0,0,0,0,0,0,0,0,0,0,1,0,1,0,1,0,1],</text:p>
      <text:p text:style-name="P1">[0,0,0,0,0,0,0,0,0,0,0,0,0,0,0,0,0,0,0,0,0,0,0,0,0,1,0,1,0,1,1,0],</text:p>
      <text:p text:style-name="P1">[0,0,0,0,0,0,0,0,0,0,0,0,0,0,0,0,0,0,0,0,0,0,0,0,0,1,0,1,0,1,1,1],</text:p>
      <text:p text:style-name="P1">[0,0,0,0,0,0,0,0,0,0,0,0,0,0,0,0,0,0,0,0,0,0,0,0,0,1,0,1,1,0,0,0],</text:p>
      <text:p text:style-name="P1">[0,0,0,0,0,0,0,0,0,0,0,0,0,0,0,0,0,0,0,0,0,0,0,0,0,1,0,1,1,0,0,1],</text:p>
      <text:p text:style-name="P1">[0,0,0,0,0,0,0,0,0,0,0,0,0,0,0,0,0,0,0,0,0,0,0,0,0,1,0,1,1,0,1,0],</text:p>
      <text:p text:style-name="P1">[0,0,0,0,0,0,0,0,0,0,0,0,0,0,0,0,0,0,0,0,0,0,0,0,0,1,0,1,1,0,1,1],</text:p>
      <text:p text:style-name="P1">[0,0,0,0,0,0,0,0,0,0,0,0,0,0,0,0,0,0,0,0,0,0,0,0,0,1,0,1,1,1,0,0],</text:p>
      <text:p text:style-name="P1">[0,0,0,0,0,0,0,0,0,0,0,0,0,0,0,0,0,0,0,0,0,0,0,0,0,1,0,1,1,1,0,1],</text:p>
      <text:p text:style-name="P1">[0,0,0,0,0,0,0,0,0,0,0,0,0,0,0,0,0,0,0,0,0,0,0,0,0,1,0,1,1,1,1,0],</text:p>
      <text:p text:style-name="P1">[0,0,0,0,0,0,0,0,0,0,0,0,0,0,0,0,0,0,0,0,0,0,0,0,0,1,0,1,1,1,1,1],</text:p>
      <text:p text:style-name="P1">[0,0,0,0,0,0,0,0,0,0,0,0,0,0,0,0,0,0,0,0,0,0,0,0,0,1,1,0,0,0,0,0],</text:p>
      <text:p text:style-name="P1">[0,0,0,0,0,0,0,0,0,0,0,0,0,0,0,0,0,0,0,0,0,0,0,0,0,1,1,0,0,0,0,1],</text:p>
      <text:p text:style-name="P1">[0,0,0,0,0,0,0,0,0,0,0,0,0,0,0,0,0,0,0,0,0,0,0,0,0,1,1,0,0,0,1,0],</text:p>
      <text:p text:style-name="P1">[0,0,0,0,0,0,0,0,0,0,0,0,0,0,0,0,0,0,0,0,0,0,0,0,0,1,1,0,0,0,1,1],</text:p>
      <text:p text:style-name="P1">[0,0,0,0,0,0,0,0,0,0,0,0,0,0,0,0,0,0,0,0,0,0,0,0,0,1,1,0,0,1,0,0],</text:p>
      <text:p text:style-name="P1">[0,0,0,0,0,0,0,0,0,0,0,0,0,0,0,0,0,0,0,0,0,0,0,0,0,1,1,0,0,1,0,1],</text:p>
      <text:p text:style-name="P1">[0,0,0,0,0,0,0,0,0,0,0,0,0,0,0,0,0,0,0,0,0,0,0,0,0,1,1,0,0,1,1,0],</text:p>
      <text:p text:style-name="P1">[0,0,0,0,0,0,0,0,0,0,0,0,0,0,0,0,0,0,0,0,0,0,0,0,0,1,1,0,0,1,1,1],</text:p>
      <text:p text:style-name="P1">[0,0,0,0,0,0,0,0,0,0,0,0,0,0,0,0,0,0,0,0,0,0,0,0,0,1,1,0,1,0,0,0],</text:p>
      <text:p text:style-name="P1">[0,0,0,0,0,0,0,0,0,0,0,0,0,0,0,0,0,0,0,0,0,0,0,0,0,1,1,0,1,0,0,1],</text:p>
      <text:p text:style-name="P1">[0,0,0,0,0,0,0,0,0,0,0,0,0,0,0,0,0,0,0,0,0,0,0,0,0,1,1,0,1,0,1,0],</text:p>
      <text:p text:style-name="P1">[0,0,0,0,0,0,0,0,0,0,0,0,0,0,0,0,0,0,0,0,0,0,0,0,0,1,1,0,1,0,1,1],</text:p>
      <text:p text:style-name="P1"><text:soft-page-break/>[0,0,0,0,0,0,0,0,0,0,0,0,0,0,0,0,0,0,0,0,0,0,0,0,0,1,1,0,1,1,0,0],</text:p>
      <text:p text:style-name="P1">[0,0,0,0,0,0,0,0,0,0,0,0,0,0,0,0,0,0,0,0,0,0,0,0,0,1,1,0,1,1,0,1],</text:p>
      <text:p text:style-name="P1">[0,0,0,0,0,0,0,0,0,0,0,0,0,0,0,0,0,0,0,0,0,0,0,0,0,1,1,0,1,1,1,0],</text:p>
      <text:p text:style-name="P1">[0,0,0,0,0,0,0,0,0,0,0,0,0,0,0,0,0,0,0,0,0,0,0,0,0,1,1,0,1,1,1,1],</text:p>
      <text:p text:style-name="P1">[0,0,0,0,0,0,0,0,0,0,0,0,0,0,0,0,0,0,0,0,0,0,0,0,0,1,1,1,0,0,0,0],</text:p>
      <text:p text:style-name="P1">[0,0,0,0,0,0,0,0,0,0,0,0,0,0,0,0,0,0,0,0,0,0,0,0,0,1,1,1,0,0,0,1],</text:p>
      <text:p text:style-name="P1">[0,0,0,0,0,0,0,0,0,0,0,0,0,0,0,0,0,0,0,0,0,0,0,0,0,1,1,1,0,0,1,0],</text:p>
      <text:p text:style-name="P1">[0,0,0,0,0,0,0,0,0,0,0,0,0,0,0,0,0,0,0,0,0,0,0,0,0,1,1,1,0,0,1,1],</text:p>
      <text:p text:style-name="P1">[0,0,0,0,0,0,0,0,0,0,0,0,0,0,0,0,0,0,0,0,0,0,0,0,0,1,1,1,0,1,0,0],</text:p>
      <text:p text:style-name="P1">[0,0,0,0,0,0,0,0,0,0,0,0,0,0,0,0,0,0,0,0,0,0,0,0,0,1,1,1,0,1,0,1],</text:p>
      <text:p text:style-name="P1">[0,0,0,0,0,0,0,0,0,0,0,0,0,0,0,0,0,0,0,0,0,0,0,0,0,1,1,1,0,1,1,0],</text:p>
      <text:p text:style-name="P1">[0,0,0,0,0,0,0,0,0,0,0,0,0,0,0,0,0,0,0,0,0,0,0,0,0,1,1,1,0,1,1,1],</text:p>
      <text:p text:style-name="P1">[0,0,0,0,0,0,0,0,0,0,0,0,0,0,0,0,0,0,0,0,0,0,0,0,0,1,1,1,1,0,0,0],</text:p>
      <text:p text:style-name="P1">[0,0,0,0,0,0,0,0,0,0,0,0,0,0,0,0,0,0,0,0,0,0,0,0,0,1,1,1,1,0,0,1],</text:p>
      <text:p text:style-name="P1">[0,0,0,0,0,0,0,0,0,0,0,0,0,0,0,0,0,0,0,0,0,0,0,0,0,1,1,1,1,0,1,0],</text:p>
      <text:p text:style-name="P1">[0,0,0,0,0,0,0,0,0,0,0,0,0,0,0,0,0,0,0,0,0,0,0,0,0,1,1,1,1,0,1,1],</text:p>
      <text:p text:style-name="P1">[0,0,0,0,0,0,0,0,0,0,0,0,0,0,0,0,0,0,0,0,0,0,0,0,0,1,1,1,1,1,0,0],</text:p>
      <text:p text:style-name="P1">[0,0,0,0,0,0,0,0,0,0,0,0,0,0,0,0,0,0,0,0,0,0,0,0,0,1,1,1,1,1,0,1],</text:p>
      <text:p text:style-name="P1">[0,0,0,0,0,0,0,0,0,0,0,0,0,0,0,0,0,0,0,0,0,0,0,0,0,1,1,1,1,1,1,0],</text:p>
      <text:p text:style-name="P1">[0,0,0,0,0,0,0,0,0,0,0,0,0,0,0,0,0,0,0,0,0,0,0,0,0,1,1,1,1,1,1,1],</text:p>
      <text:p text:style-name="P1">[0,0,0,0,0,0,0,0,0,0,0,0,0,0,0,0,0,0,0,0,0,0,0,0,1,0,0,0,0,0,0,0],</text:p>
      <text:p text:style-name="P1">[0,0,0,0,0,0,0,0,0,0,0,0,0,0,0,0,0,0,0,0,0,0,0,0,1,0,0,0,0,0,0,1],</text:p>
      <text:p text:style-name="P1">[0,0,0,0,0,0,0,0,0,0,0,0,0,0,0,0,0,0,0,0,0,0,0,0,1,0,0,0,0,0,1,0],</text:p>
      <text:p text:style-name="P1">[0,0,0,0,0,0,0,0,0,0,0,0,0,0,0,0,0,0,0,0,0,0,0,0,1,0,0,0,0,0,1,1],</text:p>
      <text:p text:style-name="P1">[0,0,0,0,0,0,0,0,0,0,0,0,0,0,0,0,0,0,0,0,0,0,0,0,1,0,0,0,0,1,0,0]])</text:p>
      <text:p text:style-name="P1">-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9T10:06:31.080588690</meta:creation-date>
    <dc:date>2014-12-09T10:14:44.616709648</dc:date>
    <meta:editing-duration>PT58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7" meta:paragraph-count="377" meta:word-count="2065" meta:character-count="24577" meta:non-whitespace-character-count="22678"/>
  </office:meta>
</office:document-meta>
</file>